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3.3465in" style:rel-column-width="4819*"/>
    </style:style>
    <style:style style:name="Table1.1" style:family="table-row">
      <style:table-row-properties fo:keep-together="auto"/>
    </style:style>
    <style:style style:name="Table1.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1.A2"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1.3" style:family="table-row">
      <style:table-row-properties style:min-row-height="0.4813in"/>
    </style:style>
    <style:style style:name="Table1.A3" style:family="table-cell">
      <style:table-cell-properties style:vertical-align="" fo:background-color="#4d4d4d" fo:padding="0.0382in"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808080" fo:padding="0.0382in" fo:border-left="0.05pt solid #000000" fo:border-right="0.05pt solid #000000" fo:border-top="none" fo:border-bottom="0.05pt solid #000000" style:writing-mode="page">
        <style:background-image/>
      </style:table-cell-properties>
    </style:style>
    <style:style style:name="Table2" style:family="table" style:master-page-name="">
      <style:table-properties style:width="6.6931in" style:page-number="auto" fo:break-before="auto" fo:break-after="auto" table:align="margins" style:shadow="none" fo:keep-with-next="auto" style:may-break-between-rows="true" table:border-model="collapsing"/>
    </style:style>
    <style:style style:name="Table2.A" style:family="table-column">
      <style:table-column-properties style:column-width="3.3465in" style:rel-column-width="32767*"/>
    </style:style>
    <style:style style:name="Table2.1" style:family="table-row">
      <style:table-row-properties fo:keep-together="auto"/>
    </style:style>
    <style:style style:name="Table2.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A2" style:family="table-cell">
      <style:table-cell-properties style:vertical-align="" fo:background-color="#1c1c1c" fo:padding="0.0382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1c1c1c" fo:padding="0.0382in" fo:border-left="0.05pt solid #000000" fo:border-right="0.05pt solid #000000" fo:border-top="none" fo:border-bottom="0.05pt solid #000000" style:writing-mode="page">
        <style:background-image/>
      </style:table-cell-properties>
    </style:style>
    <style:style style:name="Table2.A3" style:family="table-cell">
      <style:table-cell-properties style:vertical-align="" fo:background-color="#4d4d4d" fo:padding="0.0382in"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808080" fo:padding="0.0382in"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end" style:justify-single-word="false"/>
      <style:text-properties fo:color="#ff0000" officeooo:rsid="0048b3db" officeooo:paragraph-rsid="0048b3db"/>
    </style:style>
    <style:style style:name="P2" style:family="paragraph" style:parent-style-name="Standard">
      <style:paragraph-properties fo:text-align="justify" style:justify-single-word="false"/>
      <style:text-properties officeooo:rsid="00427a02" officeooo:paragraph-rsid="0058b454" fo:background-color="#66ffff"/>
    </style:style>
    <style:style style:name="P3" style:family="paragraph" style:parent-style-name="Standard">
      <style:paragraph-properties fo:text-align="justify" style:justify-single-word="false"/>
      <style:text-properties officeooo:rsid="00436c94" officeooo:paragraph-rsid="00436c94" fo:background-color="#66ffff"/>
    </style:style>
    <style:style style:name="P4" style:family="paragraph" style:parent-style-name="Standard">
      <style:paragraph-properties fo:text-align="justify" style:justify-single-word="false"/>
      <style:text-properties officeooo:paragraph-rsid="0032ba3d"/>
    </style:style>
    <style:style style:name="P5" style:family="paragraph" style:parent-style-name="Standard">
      <style:paragraph-properties fo:text-align="justify" style:justify-single-word="false"/>
      <style:text-properties officeooo:paragraph-rsid="003f9d4d"/>
    </style:style>
    <style:style style:name="P6" style:family="paragraph" style:parent-style-name="Standard">
      <style:paragraph-properties fo:text-align="justify" style:justify-single-word="false"/>
      <style:text-properties officeooo:paragraph-rsid="004a408b"/>
    </style:style>
    <style:style style:name="P7" style:family="paragraph" style:parent-style-name="Standard">
      <style:paragraph-properties fo:text-align="justify" style:justify-single-word="false"/>
      <style:text-properties officeooo:paragraph-rsid="0051b0cd"/>
    </style:style>
    <style:style style:name="P8" style:family="paragraph" style:parent-style-name="Standard">
      <style:paragraph-properties fo:text-align="justify" style:justify-single-word="false"/>
      <style:text-properties officeooo:rsid="00240c8e" officeooo:paragraph-rsid="0058b454"/>
    </style:style>
    <style:style style:name="P9" style:family="paragraph" style:parent-style-name="Standard">
      <style:paragraph-properties fo:text-align="justify" style:justify-single-word="false"/>
      <style:text-properties officeooo:rsid="002ba54b" officeooo:paragraph-rsid="002ba54b" fo:background-color="transparent"/>
    </style:style>
    <style:style style:name="P10" style:family="paragraph" style:parent-style-name="Standard">
      <style:paragraph-properties fo:text-align="justify" style:justify-single-word="false"/>
      <style:text-properties officeooo:rsid="0032ba3d" officeooo:paragraph-rsid="0032ba3d" fo:background-color="transparent"/>
    </style:style>
    <style:style style:name="P11" style:family="paragraph" style:parent-style-name="Standard">
      <style:paragraph-properties fo:text-align="justify" style:justify-single-word="false"/>
      <style:text-properties officeooo:rsid="002d9e28" officeooo:paragraph-rsid="002d9e28" fo:background-color="transparent"/>
    </style:style>
    <style:style style:name="P12" style:family="paragraph" style:parent-style-name="Standard">
      <style:paragraph-properties fo:text-align="justify" style:justify-single-word="false"/>
      <style:text-properties officeooo:rsid="00364018" officeooo:paragraph-rsid="00393d33" fo:background-color="transparent"/>
    </style:style>
    <style:style style:name="P13" style:family="paragraph" style:parent-style-name="Standard">
      <style:paragraph-properties fo:text-align="justify" style:justify-single-word="false"/>
      <style:text-properties officeooo:rsid="003b53a3" officeooo:paragraph-rsid="003b53a3" fo:background-color="transparent"/>
    </style:style>
    <style:style style:name="P14" style:family="paragraph" style:parent-style-name="Standard">
      <style:paragraph-properties fo:text-align="justify" style:justify-single-word="false"/>
      <style:text-properties fo:font-size="11pt" officeooo:rsid="00277bb2" officeooo:paragraph-rsid="0058b454" style:font-size-asian="11pt" style:font-size-complex="11pt"/>
    </style:style>
    <style:style style:name="P15" style:family="paragraph" style:parent-style-name="Standard">
      <style:paragraph-properties fo:text-align="justify" style:justify-single-word="false"/>
      <style:text-properties fo:font-size="11pt" officeooo:rsid="00283250" officeooo:paragraph-rsid="0058b454" style:font-size-asian="11pt" style:font-size-complex="11pt"/>
    </style:style>
    <style:style style:name="P16" style:family="paragraph" style:parent-style-name="Standard">
      <style:paragraph-properties fo:text-align="justify" style:justify-single-word="false"/>
      <style:text-properties fo:font-size="11pt" officeooo:rsid="002ba54b" officeooo:paragraph-rsid="0058b454" fo:background-color="transparent" style:font-size-asian="11pt" style:font-size-complex="11pt"/>
    </style:style>
    <style:style style:name="P17" style:family="paragraph" style:parent-style-name="Standard">
      <style:paragraph-properties fo:text-align="justify" style:justify-single-word="false"/>
      <style:text-properties fo:font-size="11pt" officeooo:rsid="002d9f37" officeooo:paragraph-rsid="0058b454" fo:background-color="transparent" style:font-size-asian="11pt" style:font-size-complex="11pt"/>
    </style:style>
    <style:style style:name="P18" style:family="paragraph" style:parent-style-name="Standard">
      <style:paragraph-properties fo:text-align="justify" style:justify-single-word="false"/>
      <style:text-properties fo:font-size="11pt" officeooo:rsid="00364018" officeooo:paragraph-rsid="0058b454" fo:background-color="transparent" style:font-size-asian="11pt" style:font-size-complex="11pt"/>
    </style:style>
    <style:style style:name="P19" style:family="paragraph" style:parent-style-name="Standard">
      <style:paragraph-properties fo:text-align="justify" style:justify-single-word="false"/>
      <style:text-properties fo:font-size="11pt" officeooo:rsid="0044d24f" officeooo:paragraph-rsid="0058b454" fo:background-color="transparent" style:font-size-asian="11pt" style:font-size-complex="11pt"/>
    </style:style>
    <style:style style:name="P20" style:family="paragraph" style:parent-style-name="Standard">
      <style:paragraph-properties fo:text-align="justify" style:justify-single-word="false"/>
      <style:text-properties fo:font-size="11pt" officeooo:rsid="003132f9" officeooo:paragraph-rsid="0044d24f" fo:background-color="transparent" style:font-size-asian="11pt" style:font-size-complex="11pt"/>
    </style:style>
    <style:style style:name="P21" style:family="paragraph" style:parent-style-name="Standard">
      <style:paragraph-properties fo:text-align="justify" style:justify-single-word="false"/>
      <style:text-properties fo:font-size="11pt" officeooo:rsid="004e782d" officeooo:paragraph-rsid="0058b454" fo:background-color="transparent" style:font-size-asian="11pt" style:font-size-complex="11pt"/>
    </style:style>
    <style:style style:name="P22" style:family="paragraph" style:parent-style-name="Standard">
      <style:text-properties fo:font-size="11pt" officeooo:rsid="004e782d" officeooo:paragraph-rsid="00566d79" fo:background-color="transparent" style:font-size-asian="11pt" style:font-size-complex="11pt"/>
    </style:style>
    <style:style style:name="P23" style:family="paragraph" style:parent-style-name="Standard">
      <style:paragraph-properties fo:text-align="justify" style:justify-single-word="false"/>
      <style:text-properties officeooo:rsid="003b53a3" officeooo:paragraph-rsid="003acd85" fo:background-color="#ffff00"/>
    </style:style>
    <style:style style:name="P24" style:family="paragraph" style:parent-style-name="Standard">
      <style:paragraph-properties fo:text-align="justify" style:justify-single-word="false"/>
      <style:text-properties fo:font-size="9pt" officeooo:rsid="004ab86d" officeooo:paragraph-rsid="004ab86d" fo:background-color="transparent" style:font-size-asian="9pt" style:font-size-complex="9pt"/>
    </style:style>
    <style:style style:name="P25" style:family="paragraph" style:parent-style-name="Standard">
      <style:paragraph-properties fo:text-align="justify" style:justify-single-word="false"/>
      <style:text-properties fo:font-size="12pt" officeooo:rsid="004ad182" officeooo:paragraph-rsid="004ad182" fo:background-color="transparent" style:font-size-asian="10.5pt" style:font-size-complex="12pt"/>
    </style:style>
    <style:style style:name="P26" style:family="paragraph" style:parent-style-name="Standard" style:master-page-name="">
      <style:paragraph-properties fo:text-align="justify" style:justify-single-word="false" style:page-number="auto" fo:break-before="auto" fo:break-after="auto"/>
      <style:text-properties fo:font-size="11pt" officeooo:rsid="003b53a3" officeooo:paragraph-rsid="0058b454" fo:background-color="transparent" style:font-size-asian="11pt" style:font-size-complex="11pt"/>
    </style:style>
    <style:style style:name="P2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a14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cbab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5a14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639d0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34cc7" officeooo:paragraph-rsid="005954d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151e5" officeooo:paragraph-rsid="00566d7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16b73" officeooo:paragraph-rsid="00616b7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40c8e" officeooo:paragraph-rsid="0066009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40c8e" officeooo:paragraph-rsid="00676c7d"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style:paragraph-properties fo:text-align="justify" style:justify-single-word="false"/>
      <style:text-properties fo:color="#ffff00" style:text-outline="false" style:text-line-through-style="none" style:text-line-through-type="none" style:font-name="Liberation Serif" fo:font-size="11pt" fo:font-style="normal" fo:text-shadow="none" style:text-underline-style="none" fo:font-weight="normal" officeooo:rsid="00234373"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justify" style:justify-single-word="false"/>
      <style:text-properties fo:font-size="11pt" officeooo:rsid="004e782d" officeooo:paragraph-rsid="00566d79" fo:background-color="transparent" style:font-size-asian="11pt" style:font-size-complex="11pt"/>
    </style:style>
    <style:style style:name="P41" style:family="paragraph" style:parent-style-name="Standard">
      <style:paragraph-properties fo:text-align="justify" style:justify-single-word="false"/>
      <style:text-properties fo:font-size="11pt" officeooo:rsid="00240c8e" officeooo:paragraph-rsid="00566d79" style:font-size-asian="11pt" style:font-size-complex="11pt"/>
    </style:style>
    <style:style style:name="P4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4854b" officeooo:paragraph-rsid="006485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151e5"/>
    </style:style>
    <style:style style:name="T2" style:family="text">
      <style:text-properties fo:background-color="#ffff00" loext:char-shading-value="0"/>
    </style:style>
    <style:style style:name="T3" style:family="text">
      <style:text-properties officeooo:rsid="0024ad27" fo:background-color="#ffff00" loext:char-shading-value="0"/>
    </style:style>
    <style:style style:name="T4" style:family="text">
      <style:text-properties officeooo:rsid="0029c695" fo:background-color="#ffff00" loext:char-shading-value="0"/>
    </style:style>
    <style:style style:name="T5" style:family="text">
      <style:text-properties officeooo:rsid="002ac1c1" fo:background-color="#ffff00" loext:char-shading-value="0"/>
    </style:style>
    <style:style style:name="T6" style:family="text">
      <style:text-properties officeooo:rsid="002d9e28" fo:background-color="#ffff00" loext:char-shading-value="0"/>
    </style:style>
    <style:style style:name="T7" style:family="text">
      <style:text-properties officeooo:rsid="003132f9" fo:background-color="#ffff00" loext:char-shading-value="0"/>
    </style:style>
    <style:style style:name="T8" style:family="text">
      <style:text-properties officeooo:rsid="0032ba3d" fo:background-color="#ffff00" loext:char-shading-value="0"/>
    </style:style>
    <style:style style:name="T9" style:family="text">
      <style:text-properties officeooo:rsid="00383533" fo:background-color="#ffff00" loext:char-shading-value="0"/>
    </style:style>
    <style:style style:name="T10" style:family="text">
      <style:text-properties officeooo:rsid="0044d24f" fo:background-color="#ffff00" loext:char-shading-value="0"/>
    </style:style>
    <style:style style:name="T11" style:family="text">
      <style:text-properties officeooo:rsid="0049fb56" fo:background-color="#ffff00" loext:char-shading-value="0"/>
    </style:style>
    <style:style style:name="T12" style:family="text">
      <style:text-properties officeooo:rsid="00502480" fo:background-color="#ffff00" loext:char-shading-value="0"/>
    </style:style>
    <style:style style:name="T13" style:family="text">
      <style:text-properties officeooo:rsid="00498700" fo:background-color="#ffff00" loext:char-shading-value="0"/>
    </style:style>
    <style:style style:name="T14" style:family="text">
      <style:text-properties officeooo:rsid="00566d79" fo:background-color="#ffff00" loext:char-shading-value="0"/>
    </style:style>
    <style:style style:name="T15" style:family="text">
      <style:text-properties officeooo:rsid="00234cc7"/>
    </style:style>
    <style:style style:name="T16" style:family="text">
      <style:text-properties officeooo:rsid="00234373"/>
    </style:style>
    <style:style style:name="T17" style:family="text">
      <style:text-properties fo:background-color="transparent" loext:char-shading-value="0"/>
    </style:style>
    <style:style style:name="T18" style:family="text">
      <style:text-properties officeooo:rsid="003132f9" fo:background-color="transparent" loext:char-shading-value="0"/>
    </style:style>
    <style:style style:name="T19" style:family="text">
      <style:text-properties officeooo:rsid="0032ba3d" fo:background-color="transparent" loext:char-shading-value="0"/>
    </style:style>
    <style:style style:name="T20" style:family="text">
      <style:text-properties officeooo:rsid="002ac1c1" fo:background-color="transparent" loext:char-shading-value="0"/>
    </style:style>
    <style:style style:name="T21" style:family="text">
      <style:text-properties officeooo:rsid="003f9d4d" fo:background-color="transparent" loext:char-shading-value="0"/>
    </style:style>
    <style:style style:name="T22" style:family="text">
      <style:text-properties officeooo:rsid="00498700" fo:background-color="transparent" loext:char-shading-value="0"/>
    </style:style>
    <style:style style:name="T23" style:family="text">
      <style:text-properties officeooo:rsid="0049fb56" fo:background-color="transparent" loext:char-shading-value="0"/>
    </style:style>
    <style:style style:name="T24" style:family="text">
      <style:text-properties officeooo:rsid="004a408b" fo:background-color="transparent" loext:char-shading-value="0"/>
    </style:style>
    <style:style style:name="T25" style:family="text">
      <style:text-properties officeooo:rsid="0024ad27" fo:background-color="transparent" loext:char-shading-value="0"/>
    </style:style>
    <style:style style:name="T26" style:family="text">
      <style:text-properties officeooo:rsid="0024ad27" fo:background-color="transparent" loext:char-shading-value="0"/>
    </style:style>
    <style:style style:name="T27" style:family="text">
      <style:text-properties officeooo:rsid="0024ad27"/>
    </style:style>
    <style:style style:name="T28" style:family="text">
      <style:text-properties officeooo:rsid="002c10d8"/>
    </style:style>
    <style:style style:name="T29" style:family="text">
      <style:text-properties officeooo:rsid="002d9e28"/>
    </style:style>
    <style:style style:name="T30" style:family="text">
      <style:text-properties fo:background-color="#ffffff" loext:char-shading-value="0"/>
    </style:style>
    <style:style style:name="T31" style:family="text">
      <style:text-properties officeooo:rsid="002d9e28" fo:background-color="#ffffff" loext:char-shading-value="0"/>
    </style:style>
    <style:style style:name="T32" style:family="text">
      <style:text-properties officeooo:rsid="0039f6e2" fo:background-color="#ffffff" loext:char-shading-value="0"/>
    </style:style>
    <style:style style:name="T33" style:family="text">
      <style:text-properties officeooo:rsid="003cf8fb" fo:background-color="#ffffff" loext:char-shading-value="0"/>
    </style:style>
    <style:style style:name="T34" style:family="text">
      <style:text-properties officeooo:rsid="003132f9" fo:background-color="#ffffff" loext:char-shading-value="0"/>
    </style:style>
    <style:style style:name="T35" style:family="text">
      <style:text-properties officeooo:rsid="0044d24f" fo:background-color="#ffffff" loext:char-shading-value="0"/>
    </style:style>
    <style:style style:name="T36" style:family="text">
      <style:text-properties officeooo:rsid="00502480" fo:background-color="#ffffff" loext:char-shading-value="0"/>
    </style:style>
    <style:style style:name="T37" style:family="text">
      <style:text-properties officeooo:rsid="00566d79" fo:background-color="#ffffff" loext:char-shading-value="0"/>
    </style:style>
    <style:style style:name="T38" style:family="text">
      <style:text-properties officeooo:rsid="002ea9c8"/>
    </style:style>
    <style:style style:name="T39" style:family="text">
      <style:text-properties officeooo:rsid="002f384f"/>
    </style:style>
    <style:style style:name="T40" style:family="text">
      <style:text-properties style:text-underline-style="solid" style:text-underline-width="auto" style:text-underline-color="font-color" officeooo:rsid="0032ba3d" fo:background-color="transparent" loext:char-shading-value="0"/>
    </style:style>
    <style:style style:name="T41" style:family="text">
      <style:text-properties style:text-underline-style="solid" style:text-underline-width="auto" style:text-underline-color="font-color" officeooo:rsid="003132f9" fo:background-color="transparent" loext:char-shading-value="0"/>
    </style:style>
    <style:style style:name="T42" style:family="text">
      <style:text-properties officeooo:rsid="00383533"/>
    </style:style>
    <style:style style:name="T43" style:family="text">
      <style:text-properties officeooo:rsid="003132f9"/>
    </style:style>
    <style:style style:name="T44" style:family="text">
      <style:text-properties officeooo:rsid="00502480"/>
    </style:style>
    <style:style style:name="T45" style:family="text">
      <style:text-properties fo:font-variant="normal" fo:text-transform="none" style:use-window-font-color="true" style:font-name="Liberation Serif" fo:letter-spacing="normal"/>
    </style:style>
    <style:style style:name="T46" style:family="text">
      <style:text-properties fo:font-variant="normal" fo:text-transform="none" style:use-window-font-color="true" style:font-name="Liberation Serif" fo:font-size="11.25pt" fo:letter-spacing="normal" fo:font-style="normal" fo:font-weight="normal"/>
    </style:style>
    <style:style style:name="T47" style:family="text">
      <style:text-properties style:use-window-font-color="true" officeooo:rsid="002151e5"/>
    </style:style>
    <style:style style:name="T48" style:family="text">
      <style:text-properties style:use-window-font-color="true" officeooo:rsid="002151e5" fo:background-color="#ffff00" loext:char-shading-value="0"/>
    </style:style>
    <style:style style:name="T49" style:family="text">
      <style:text-properties style:use-window-font-color="true" officeooo:rsid="00234cc7"/>
    </style:style>
    <style:style style:name="T50" style:family="text">
      <style:text-properties style:use-window-font-color="true" officeooo:rsid="00234373"/>
    </style:style>
    <style:style style:name="T51" style:family="text">
      <style:text-properties style:use-window-font-color="true" officeooo:rsid="005a1477"/>
    </style:style>
    <style:style style:name="T52" style:family="text">
      <style:text-properties style:use-window-font-color="true" officeooo:rsid="0056e61e"/>
    </style:style>
    <style:style style:name="T53" style:family="text">
      <style:text-properties style:use-window-font-color="true" officeooo:rsid="00604cd7"/>
    </style:style>
    <style:style style:name="T54" style:family="text">
      <style:text-properties officeooo:rsid="00566d79"/>
    </style:style>
    <style:style style:name="T55" style:family="text">
      <style:text-properties officeooo:rsid="00502480" fo:background-color="#99ff66" loext:char-shading-value="0"/>
    </style:style>
    <style:style style:name="T56" style:family="text">
      <style:text-properties fo:color="#ffffff"/>
    </style:style>
    <style:style style:name="T57" style:family="text">
      <style:text-properties fo:color="#ffff00"/>
    </style:style>
    <style:style style:name="T58" style:family="text">
      <style:text-properties fo:color="#ffff00" officeooo:rsid="002151e5"/>
    </style:style>
    <style:style style:name="T59" style:family="text">
      <style:text-properties fo:color="#ffff00" officeooo:rsid="00234cc7"/>
    </style:style>
    <style:style style:name="T60" style:family="text">
      <style:text-properties officeooo:rsid="005cbabc"/>
    </style:style>
    <style:style style:name="T61" style:family="text">
      <style:text-properties officeooo:rsid="00604cd7"/>
    </style:style>
    <style:style style:name="T62" style:family="text">
      <style:text-properties fo:color="#ff3333"/>
    </style:style>
    <style:style style:name="T63" style:family="text">
      <style:text-properties fo:color="#ff3333" officeooo:rsid="002151e5"/>
    </style:style>
    <style:style style:name="T64" style:family="text">
      <style:text-properties officeooo:rsid="0056e61e"/>
    </style:style>
    <style:style style:name="T65" style:family="text">
      <style:text-properties officeooo:rsid="00639d0b"/>
    </style:style>
    <style:style style:name="T66" style:family="text">
      <style:text-properties officeooo:rsid="0066009e"/>
    </style:style>
    <style:style style:name="T67" style:family="text">
      <style:text-properties fo:color="#66ffff"/>
    </style:style>
    <style:style style:name="T68" style:family="text">
      <style:text-properties fo:color="#66ffff" officeooo:rsid="002151e5"/>
    </style:style>
    <style:style style:name="T69" style:family="text">
      <style:text-properties fo:color="#99ff66"/>
    </style:style>
    <style:style style:name="T70" style:family="text">
      <style:text-properties fo:color="#99ff66" officeooo:rsid="002151e5"/>
    </style:style>
    <style:style style:name="T71" style:family="text">
      <style:text-properties fo:color="#99ff66" officeooo:rsid="0024ad27" fo:background-color="transparent" loext:char-shading-value="0"/>
    </style:style>
    <style:style style:name="T72" style:family="text">
      <style:text-properties officeooo:rsid="006859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able:table table:name="Table1" table:style-name="Table1">
        <table:table-column table:style-name="Table1.A" table:number-columns-repeated="2"/>
        <table:table-row table:style-name="Table1.1">
          <table:table-cell table:style-name="Table1.A1" table:number-columns-spanned="2" office:value-type="string">
            <text:p text:style-name="P35">CONFIGURING</text:p>
          </table:table-cell>
          <table:covered-table-cell/>
        </table:table-row>
        <table:table-row table:style-name="Table1.1">
          <table:table-cell table:style-name="Table1.A2" office:value-type="string">
            <text:p text:style-name="P36">COMMAND</text:p>
          </table:table-cell>
          <table:table-cell table:style-name="Table1.A2" office:value-type="string">
            <text:p text:style-name="P36">DESCRIPTION</text:p>
          </table:table-cell>
        </table:table-row>
        <table:table-row table:style-name="Table1.3">
          <table:table-cell table:style-name="Table1.A3" office:value-type="string">
            <text:p text:style-name="P29"><text:span text:style-name="T68">git config</text:span><text:span text:style-name="T58"> </text:span><text:span text:style-name="T70">--global</text:span><text:span text:style-name="T58"> user.name</text:span><text:span text:style-name="T1"> </text:span><text:span text:style-name="T58">"</text:span><text:span text:style-name="T1">John Doe</text:span><text:span text:style-name="T58">"</text:span></text:p>
          </table:table-cell>
          <table:table-cell table:style-name="Table1.B3" table:number-rows-spanned="2" office:value-type="string">
            <text:p text:style-name="P30"><text:span text:style-name="T70">--system</text:span><text:span text:style-name="T1">: reads and writes values applied to every user on the system and all their repositories.</text:span></text:p>
            <text:p text:style-name="P33">--global option: reads and writes <text:span text:style-name="T60">v</text:span>alues specific personally to you, the user. Each level overrides values in the previous level</text:p>
          </table:table-cell>
        </table:table-row>
        <table:table-row>
          <table:table-cell table:style-name="Table1.A3" office:value-type="string">
            <text:p text:style-name="P31">git config --global <text:span text:style-name="T57">user.email</text:span> johndoe@example.com</text:p>
          </table:table-cell>
          <table:covered-table-cell/>
        </table:table-row>
        <table:table-row>
          <table:table-cell table:style-name="Table1.A3" office:value-type="string">
            <text:p text:style-name="P28"><text:span text:style-name="T15">git config --global </text:span><text:span text:style-name="T59">core.editor</text:span><text:span text:style-name="T15"> emacs</text:span></text:p>
          </table:table-cell>
          <table:table-cell table:style-name="Table1.B3" office:value-type="string">
            <text:p text:style-name="P34">Default text editor that will be used when Git needs you to type in a message</text:p>
          </table:table-cell>
        </table:table-row>
        <table:table-row>
          <table:table-cell table:style-name="Table1.A3" office:value-type="string">
            <text:p text:style-name="P39"><text:span text:style-name="T56">git config </text:span><text:span text:style-name="T69">--list</text:span></text:p>
          </table:table-cell>
          <table:table-cell table:style-name="Table1.B3" office:value-type="string">
            <text:p text:style-name="P27"><text:span text:style-name="T61">List all the settings Git can find at that point (You can also check what Git thinks a specific key’s value is by typing git config &lt;key&gt;)</text:span></text:p>
          </table:table-cell>
        </table:table-row>
      </table:table>
      <text:p text:style-name="P40"/>
      <table:table table:name="Table2" table:style-name="Table2">
        <table:table-column table:style-name="Table2.A" table:number-columns-repeated="2"/>
        <table:table-row table:style-name="Table2.1">
          <table:table-cell table:style-name="Table2.A1" table:number-columns-spanned="2" office:value-type="string">
            <text:p text:style-name="P43">HELP</text:p>
          </table:table-cell>
          <table:covered-table-cell/>
        </table:table-row>
        <table:table-row table:style-name="Table2.1">
          <table:table-cell table:style-name="Table2.A2" office:value-type="string">
            <text:p text:style-name="P43">COMMAND</text:p>
          </table:table-cell>
          <table:table-cell table:style-name="Table2.B2" office:value-type="string">
            <text:p text:style-name="P43">DESCRIPTION</text:p>
          </table:table-cell>
        </table:table-row>
        <table:table-row table:style-name="Table2.1">
          <table:table-cell table:style-name="Table2.A3" office:value-type="string">
            <text:p text:style-name="P37"><text:span text:style-name="T67">git help</text:span> &lt;verb&gt; <text:span text:style-name="T66">OU <text:s/></text:span><text:span text:style-name="T67">man git-&lt;verb&gt;</text:span></text:p>
          </table:table-cell>
          <table:table-cell table:style-name="Table2.B3" office:value-type="string">
            <text:p text:style-name="P38"><text:span text:style-name="T72">More concise “help” with the </text:span><text:span text:style-name="T71">-h</text:span><text:span text:style-name="T26"> as in : git add -h</text:span></text:p>
          </table:table-cell>
        </table:table-row>
      </table:table>
      <text:p text:style-name="P41"/>
      <text:p text:style-name="P8"/>
      <text:p text:style-name="P2">TRACKING</text:p>
      <text:p text:style-name="P14"><text:span text:style-name="T28">$ </text:span><text:span text:style-name="T2">git init</text:span><text:span text:style-name="T17">: </text:span>If you have a project directory that is currently not under version control and you want to start controlling it with Git, you first need to go to that project’s directory and type</text:p>
      <text:p text:style-name="P14"/>
      <text:p text:style-name="P15"><text:span text:style-name="T28">$ </text:span><text:span text:style-name="T2">git clone &lt;url&gt; </text:span><text:span text:style-name="T5">&lt;</text:span><text:span text:style-name="T4">other name you want to give to the repo</text:span><text:span text:style-name="T5">&gt;</text:span><text:span text:style-name="T20">: </text:span>If you want to get a copy of an existing Git repository</text:p>
      <text:p text:style-name="P15"/>
      <text:p text:style-name="P16"><text:span text:style-name="T28">$ </text:span><text:span text:style-name="T2">git status</text:span><text:span text:style-name="T30">: </text:span>The main tool you use to determine which files are in which state</text:p>
      <text:p text:style-name="P16"/>
      <text:p text:style-name="P17">$ <text:span text:style-name="T2">git status -s</text:span> or git status --short: simplified output from the command. ?? <text:span text:style-name="T39">= new files that aren’t tracked, A = new files that have been added to the staging area, M = modified files / left-hand column = status of the staging area, right-hand column = status of the working tree</text:span></text:p>
      <text:p text:style-name="P17"/>
      <text:p text:style-name="P17"><text:span text:style-name="T38">$ </text:span><text:span text:style-name="T6">git add</text:span><text:span text:style-name="T31">: </text:span><text:span text:style-name="T33">a</text:span><text:span text:style-name="T29"> multipurpose command — you use it to begin tracking new files, to stage files</text:span></text:p>
      <text:p text:style-name="P17"/>
      <text:p text:style-name="P18"><text:span text:style-name="T32">$ </text:span><text:span text:style-name="T2">git diff</text:span>: git diff shows you the exact lines added and removed. <text:span text:style-name="T42">To see what you’ve changed but not yet staged, type git diff with no other arguments. If you want to see what you’ve staged that will go into your next commit, you can use </text:span><text:span text:style-name="T9">git diff --staged</text:span><text:span text:style-name="T42">. There is another way to look at these diffs if you prefer a graphical or external diff viewing program instead. If you run </text:span><text:span text:style-name="T9">git difftool</text:span><text:span text:style-name="T42"> instead of git diff, you can view any of these diffs in software like emerge, vimdiff and many more. Run </text:span><text:span text:style-name="T9">git difftool --tool-help</text:span><text:span text:style-name="T42"> to see what is available on your system</text:span></text:p>
      <text:p text:style-name="P18"/>
      <text:p text:style-name="P26"><text:span text:style-name="T43">$ </text:span><text:span text:style-name="T7">git commit</text:span><text:span text:style-name="T43">: Doing so launches your editor of choice. For an even more explicit reminder of what you’ve modified, you can pass the -v option to git commit. When you exit the editor, Git creates your commit with that commit message (with the comments and diff stripped out). Alternatively, you can type your commit message inline with the commit command by specifying it after a </text:span><text:span text:style-name="T7">-m</text:span><text:span text:style-name="T43"> flag, like this: </text:span><text:span text:style-name="T7">git commit -m</text:span><text:span text:style-name="T34">. </text:span><text:span text:style-name="T35">Adding the </text:span><text:span text:style-name="T10">-a</text:span><text:span text:style-name="T35"> option to the git commit command makes Git automatically stage every file that is already tracked before doing the commit, letting you skip</text:span></text:p>
      <text:p text:style-name="P19">the git add part</text:p>
      <text:p text:style-name="P19"/>
      <text:p text:style-name="P21">$ <text:span text:style-name="T2">git log</text:span>: Viewing the commit history. </text:p>
      <text:p text:style-name="P21"><text:soft-page-break/><text:span text:style-name="T54">$ One of the more helpful options is </text:span><text:span text:style-name="T12">-p</text:span><text:span text:style-name="T44"> or --patch, which shows the difference (the patch output) introduced in each commit. </text:span></text:p>
      <text:p text:style-name="P21"><text:span text:style-name="T54">$You can also limit the number of log entries displayed, such as using </text:span><text:span text:style-name="T12">-2</text:span><text:span text:style-name="T44"> to show only the last two entries. </text:span></text:p>
      <text:p text:style-name="P21"><text:span text:style-name="T37">$ </text:span><text:span text:style-name="T12">--graph</text:span><text:span text:style-name="T44">: display an ASCII graph of the branch and merge history beside the log output. </text:span></text:p>
      <text:p text:style-name="P21"><text:span text:style-name="T37">$ </text:span><text:span text:style-name="T12">--oneline</text:span><text:span text:style-name="T44">: shorthand for --pretty=oneline --abbrev-commit used together.</text:span></text:p>
      <text:p text:style-name="P21"><text:span text:style-name="T37">$ </text:span><text:span text:style-name="T12">--pretty</text:span><text:span text:style-name="T14">=</text:span><text:span text:style-name="T36">: </text:span><text:span text:style-name="T44">changes the log output to formats other than the default. </text:span><text:span text:style-name="T12">oneline</text:span><text:span text:style-name="T44"> : prints each commit on a single line. </text:span><text:span text:style-name="T12">short</text:span><text:span text:style-name="T44">, </text:span><text:span text:style-name="T12">full</text:span><text:span text:style-name="T44">, and </text:span><text:span text:style-name="T12">fuller</text:span><text:span text:style-name="T36"> :</text:span><text:span text:style-name="T44"> the output in roughly the same format but with less or more information. format: which allows you to specify your own log output format (git log --pretty=format:"%h - %an, %ar : %s" (cf. </text:span><text:span text:style-name="T55">Pro Git p 37 for other options</text:span><text:span text:style-name="T44">)) </text:span></text:p>
      <text:p text:style-name="P20"/>
      <text:p text:style-name="P3">UNTRACKING</text:p>
      <text:p text:style-name="P5"><text:span text:style-name="T18">$ </text:span><text:span text:style-name="T7">.gitignore</text:span><text:span text:style-name="T18">: </text:span><text:span text:style-name="T21">user-created </text:span><text:span text:style-name="T18">file listing patterns to match class of files that you don’t want Git to automatically add or even show you as being untracked</text:span></text:p>
      <text:p text:style-name="P4"><text:span text:style-name="T40">E</text:span><text:span text:style-name="T41">xample:</text:span><text:span text:style-name="T18"> </text:span></text:p>
      <text:p text:style-name="P4"><text:span text:style-name="T8">#</text:span><text:span text:style-name="T19"> ignore all .a files</text:span></text:p>
      <text:p text:style-name="P10">*.a</text:p>
      <text:p text:style-name="P10"># but do track lib.a, even though you're ignoring .a files above</text:p>
      <text:p text:style-name="P10"><text:span text:style-name="T2">!</text:span>lib.a</text:p>
      <text:p text:style-name="P10"># only ignore the TODO file in the current directory, not subdir/TODO</text:p>
      <text:p text:style-name="P10"><text:span text:style-name="T2">/</text:span>TODO</text:p>
      <text:p text:style-name="P10"># ignore all files in the build/ directory</text:p>
      <text:p text:style-name="P10">build<text:span text:style-name="T2">/</text:span></text:p>
      <text:p text:style-name="P10"># ignore doc/notes.txt, but not doc/server/arch.txt</text:p>
      <text:p text:style-name="P10">doc/*.txt</text:p>
      <text:p text:style-name="P10"># ignore all .pdf files in the doc/ directory and any of its subdirectories</text:p>
      <text:p text:style-name="P10">doc/**/*.pdf</text:p>
      <text:p text:style-name="P10"/>
      <text:p text:style-name="P7"><text:span text:style-name="T22">$ </text:span><text:span text:style-name="T13">git rm </text:span><text:span text:style-name="T11">&lt;file&gt;</text:span><text:span text:style-name="T22">: </text:span><text:span text:style-name="T45"> </text:span><text:span text:style-name="T46">remove file from the work directory and from the staging area, but not yet part of the history (repository, “commit directory”). </text:span><text:span text:style-name="T23">The next time you commit, the file will be gone and no longer tracked. If you modified the file and added it to the staging area already, you must force the removal with the </text:span><text:span text:style-name="T11">-f</text:span><text:span text:style-name="T23"> option. </text:span></text:p>
      <text:p text:style-name="P6"><text:span text:style-name="T24">$ </text:span><text:span text:style-name="T11">git rm --cached &lt;file&gt;</text:span><text:span text:style-name="T23">: </text:span><text:span text:style-name="T46">remove from staging area but neither the work directory nor the history.</text:span></text:p>
      <text:p text:style-name="P24">$ You can pass files, directories, and file-glob patterns to the git rm command. That means you can do things such as: git rm log/\*.log Note the backslash (\) in front of the *. This is necessary because Git does its own filename expansion in addition to your shell’s filename expansion.</text:p>
      <text:p text:style-name="P24"/>
      <text:p text:style-name="P25">$ <text:span text:style-name="T2">git mv file_from file_to</text:span>: rename a file in Git. Equivalent to: mv README.md README → git rm README.md → git add README</text:p>
      <text:p text:style-name="P11"/>
      <text:p text:style-name="P23"/>
      <text:p text:style-name="P13"/>
      <text:p text:style-name="P13"/>
      <text:p text:style-name="P12"/>
      <text:p text:style-name="P12"/>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ff0000" officeooo:rsid="0048b3db" officeooo:paragraph-rsid="0048b3d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i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1:00:28.389055950</meta:creation-date>
    <dc:date>2018-04-25T14:01:48.323580500</dc:date>
    <meta:editing-duration>PT3H47M24S</meta:editing-duration>
    <meta:editing-cycles>75</meta:editing-cycles>
    <meta:generator>LibreOffice/5.1.6.2$Linux_X86_64 LibreOffice_project/10m0$Build-2</meta:generator>
    <meta:document-statistic meta:table-count="2" meta:image-count="0" meta:object-count="0" meta:page-count="2" meta:paragraph-count="51" meta:word-count="880" meta:character-count="4806" meta:non-whitespace-character-count="3984"/>
  </office:meta>
</office:document-meta>
</file>